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" svg:font-family="Lato, 'Microsoft Yahei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Helvetica, Arial, sans-serif, 'Apple Color Emoji', 'Segoe UI Emoji', 'Segoe UI Symbol'"/>
  </office:font-face-decls>
  <office:automatic-styles>
    <style:style style:name="Tabla1" style:family="table">
      <style:table-properties style:width="11.277cm" table:align="left"/>
    </style:style>
    <style:style style:name="Tabla1.A" style:family="table-column">
      <style:table-column-properties style:column-width="0.219cm"/>
    </style:style>
    <style:style style:name="Tabla1.B" style:family="table-column">
      <style:table-column-properties style:column-width="11.058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2.196cm" table:align="left"/>
    </style:style>
    <style:style style:name="Tabla2.A" style:family="table-column">
      <style:table-column-properties style:column-width="0.219cm"/>
    </style:style>
    <style:style style:name="Tabla2.B" style:family="table-column">
      <style:table-column-properties style:column-width="11.977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3.725cm" table:align="left"/>
    </style:style>
    <style:style style:name="Tabla3.A" style:family="table-column">
      <style:table-column-properties style:column-width="0.219cm"/>
    </style:style>
    <style:style style:name="Tabla3.B" style:family="table-column">
      <style:table-column-properties style:column-width="13.506cm"/>
    </style:style>
    <style:style style:name="Tabla3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cm" style:contextual-spacing="false" fo:line-height="140%"/>
      <style:text-properties fo:color="#212529" loext:opacity="100%" style:font-name="SFMono-Regular"/>
    </style:style>
    <style:style style:name="P2" style:family="paragraph" style:parent-style-name="Preformatted_20_Text">
      <style:paragraph-properties fo:margin-top="0cm" fo:margin-bottom="0cm" style:contextual-spacing="false" fo:line-height="140%"/>
      <style:text-properties fo:color="#212529" loext:opacity="100%"/>
    </style:style>
    <style:style style:name="P3" style:family="paragraph" style:parent-style-name="Preformatted_20_Text">
      <style:paragraph-properties fo:margin-top="0cm" fo:margin-bottom="0cm" style:contextual-spacing="false" fo:line-height="140%"/>
      <style:text-properties fo:color="#000080" loext:opacity="100%" style:font-name="SFMono-Regular"/>
    </style:style>
    <style:style style:name="P4" style:family="paragraph" style:parent-style-name="Preformatted_20_Text">
      <style:paragraph-properties fo:margin-top="0cm" fo:margin-bottom="0cm" style:contextual-spacing="false" fo:line-height="140%" fo:text-align="start" style:justify-single-word="false" fo:orphans="2" fo:widows="2"/>
    </style:style>
    <style:style style:name="P5" style:family="paragraph" style:parent-style-name="Preformatted_20_Text">
      <style:paragraph-properties fo:margin-top="0cm" fo:margin-bottom="0cm" style:contextual-spacing="false" fo:line-height="140%"/>
    </style:style>
    <style:style style:name="P6" style:family="paragraph" style:parent-style-name="Preformatted_20_Text">
      <style:text-properties officeooo:paragraph-rsid="001ba929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line-height="140%" fo:text-align="start" style:justify-single-word="false" fo:orphans="2" fo:widows="2" fo:text-indent="0cm" style:auto-text-indent="false"/>
      <style:text-properties fo:font-variant="normal" fo:text-transform="none" fo:color="#212529" loext:opacity="100%" style:font-name="SFMono-Regular" fo:letter-spacing="normal" fo:font-style="normal" fo:font-weight="normal"/>
    </style:style>
    <style:style style:name="P8" style:family="paragraph" style:parent-style-name="Preformatted_20_Text">
      <style:paragraph-properties fo:margin-top="0cm" fo:margin-bottom="0cm" style:contextual-spacing="false" fo:line-height="140%" fo:text-align="start" style:justify-single-word="false" fo:orphans="2" fo:widows="2"/>
      <style:text-properties fo:font-variant="normal" fo:text-transform="none" fo:color="#212529" loext:opacity="100%" style:font-name="SFMono-Regular" fo:letter-spacing="normal" fo:font-style="normal" fo:font-weight="normal"/>
    </style:style>
    <style:style style:name="P9" style:family="paragraph" style:parent-style-name="Preformatted_20_Text">
      <style:text-properties fo:font-variant="normal" fo:text-transform="none" fo:color="#212529" loext:opacity="100%" style:font-name="SFMono-Regular" fo:letter-spacing="normal" fo:font-style="normal" fo:font-weight="normal" officeooo:rsid="001ba929" officeooo:paragraph-rsid="001ba929"/>
    </style:style>
    <style:style style:name="P10" style:family="paragraph" style:parent-style-name="Preformatted_20_Text">
      <style:paragraph-properties fo:margin-top="0cm" fo:margin-bottom="0cm" style:contextual-spacing="false" fo:line-height="140%" fo:text-align="start" style:justify-single-word="false" fo:orphans="2" fo:widows="2"/>
      <style:text-properties fo:font-variant="normal" fo:text-transform="none" fo:color="#212529" loext:opacity="100%" fo:letter-spacing="normal"/>
    </style:style>
    <style:style style:name="P11" style:family="paragraph" style:parent-style-name="Preformatted_20_Text">
      <style:paragraph-properties fo:margin-top="0cm" fo:margin-bottom="0cm" style:contextual-spacing="false" fo:line-height="140%" fo:text-align="start" style:justify-single-word="false" fo:orphans="2" fo:widows="2"/>
      <style:text-properties fo:font-variant="normal" fo:text-transform="none" fo:color="#212529" loext:opacity="100%" fo:letter-spacing="normal" officeooo:paragraph-rsid="001ba929"/>
    </style:style>
    <style:style style:name="P12" style:family="paragraph" style:parent-style-name="Preformatted_20_Text">
      <style:paragraph-properties fo:margin-top="0cm" fo:margin-bottom="0cm" style:contextual-spacing="false" fo:line-height="140%" fo:text-align="start" style:justify-single-word="false" fo:orphans="2" fo:widows="2"/>
      <style:text-properties fo:font-variant="normal" fo:text-transform="none" fo:color="#000080" loext:opacity="100%" style:font-name="SFMono-Regular" fo:letter-spacing="normal" fo:font-style="normal" fo:font-weight="normal"/>
    </style:style>
    <style:style style:name="P13" style:family="paragraph" style:parent-style-name="Preformatted_20_Text">
      <style:paragraph-properties fo:margin-top="0cm" fo:margin-bottom="0cm" style:contextual-spacing="false" fo:line-height="140%" fo:text-align="start" style:justify-single-word="false" fo:orphans="2" fo:widows="2"/>
      <style:text-properties fo:font-variant="normal" fo:text-transform="none" fo:color="#000080" loext:opacity="100%" style:font-name="SFMono-Regular" fo:letter-spacing="normal" fo:font-style="normal" fo:font-weight="normal" officeooo:paragraph-rsid="001ba929"/>
    </style:style>
    <style:style style:name="P14" style:family="paragraph" style:parent-style-name="Preformatted_20_Text">
      <style:paragraph-properties fo:margin-left="0cm" fo:margin-right="0cm" fo:margin-top="0cm" fo:margin-bottom="0cm" style:contextual-spacing="false" fo:line-height="140%" fo:text-align="start" style:justify-single-word="false" fo:orphans="2" fo:widows="2" fo:text-indent="0cm" style:auto-text-indent="false"/>
      <style:text-properties fo:font-variant="normal" fo:text-transform="none" fo:color="#999999" loext:opacity="100%" style:font-name="SFMono-Regular" fo:letter-spacing="normal" fo:font-style="italic" fo:font-weight="bold"/>
    </style:style>
    <style:style style:name="P15" style:family="paragraph" style:parent-style-name="Standard">
      <style:text-properties officeooo:paragraph-rsid="001ba929"/>
    </style:style>
    <style:style style:name="P16" style:family="paragraph" style:parent-style-name="Table_20_Contents">
      <style:text-properties fo:font-size="2pt" style:font-size-asian="2pt" style:font-size-complex="2pt"/>
    </style:style>
    <style:style style:name="P17" style:family="paragraph" style:parent-style-name="Text_20_body">
      <style:text-properties officeooo:paragraph-rsid="00186f74"/>
    </style:style>
    <style:style style:name="P18" style:family="paragraph" style:parent-style-name="Text_20_body">
      <style:text-properties officeooo:paragraph-rsid="001ba929"/>
    </style:style>
    <style:style style:name="P19" style:family="paragraph" style:parent-style-name="Text_20_body">
      <style:text-properties officeooo:rsid="001ba929" officeooo:paragraph-rsid="001ba929"/>
    </style:style>
    <style:style style:name="T1" style:family="text">
      <style:text-properties fo:font-variant="normal" fo:text-transform="none" fo:color="#000000" loext:opacity="100%" style:font-name="Liberation Sans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Liberation Sans" fo:font-size="12pt" fo:letter-spacing="normal" fo:font-style="normal" fo:font-weight="normal" officeooo:rsid="001ba929" style:font-size-asian="10.5pt" style:font-weight-asian="normal" style:font-size-complex="12pt" style:font-weight-complex="normal"/>
    </style:style>
    <style:style style:name="T3" style:family="text">
      <style:text-properties fo:font-variant="normal" fo:text-transform="none" fo:color="#000000" loext:opacity="100%" style:font-name="SFMono-Regular" fo:font-size="12pt" fo:letter-spacing="normal" fo:font-style="normal" fo:font-weight="bold" officeooo:rsid="001ba929" style:font-size-asian="10.5pt" style:font-weight-asian="normal" style:font-size-complex="12pt" style:font-weight-complex="normal"/>
    </style:style>
    <style:style style:name="T4" style:family="text">
      <style:text-properties fo:font-variant="normal" fo:text-transform="none" fo:color="#000000" loext:opacity="100%" style:font-name="SFMono-Regular" fo:font-size="9.75pt" fo:letter-spacing="normal" fo:font-style="normal" fo:font-weight="normal" officeooo:rsid="001ba929" style:font-size-asian="10.5pt" style:font-weight-asian="normal" style:font-size-complex="12pt" style:font-weight-complex="normal"/>
    </style:style>
    <style:style style:name="T5" style:family="text">
      <style:text-properties fo:font-variant="normal" fo:text-transform="none" fo:color="#2f2f2f" loext:opacity="100%" style:font-name="SFMono-Regular" fo:font-size="12pt" fo:letter-spacing="normal" fo:font-style="normal" fo:font-weight="normal" officeooo:rsid="00186f74" style:font-size-asian="10.5pt" style:font-weight-asian="normal" style:font-size-complex="12pt" style:font-weight-complex="normal"/>
    </style:style>
    <style:style style:name="T6" style:family="text">
      <style:text-properties fo:font-variant="normal" fo:text-transform="none" fo:color="#2f2f2f" loext:opacity="100%" style:font-name="SFMono-Regular" fo:font-size="12pt" fo:letter-spacing="normal" fo:font-style="normal" fo:font-weight="normal" officeooo:rsid="001ba929" style:font-size-asian="10.5pt" style:font-weight-asian="normal" style:font-size-complex="12pt" style:font-weight-complex="normal"/>
    </style:style>
    <style:style style:name="T7" style:family="text">
      <style:text-properties fo:font-variant="normal" fo:text-transform="none" fo:color="#212529" loext:opacity="100%" style:font-name="SFMono-Regular" fo:font-size="12pt" fo:letter-spacing="normal" fo:font-style="normal" fo:font-weight="normal" officeooo:rsid="001ba929" style:font-size-asian="10.5pt" style:font-weight-asian="normal" style:font-size-complex="12pt" style:font-weight-complex="normal"/>
    </style:style>
    <style:style style:name="T8" style:family="text">
      <style:text-properties fo:font-variant="normal" fo:text-transform="none" fo:color="#212529" loext:opacity="100%" style:font-name="SFMono-Regular" fo:font-size="9.75pt" fo:letter-spacing="normal" fo:font-style="normal" fo:font-weight="normal" officeooo:rsid="001ba929" style:font-size-asian="10.5pt" style:font-weight-asian="normal" style:font-size-complex="12pt" style:font-weight-complex="normal"/>
    </style:style>
    <style:style style:name="T9" style:family="text">
      <style:text-properties fo:font-variant="normal" fo:text-transform="none" fo:color="#212529" loext:opacity="100%" style:font-name="SFMono-Regular" fo:letter-spacing="normal" fo:font-style="normal" fo:font-weight="normal"/>
    </style:style>
    <style:style style:name="T10" style:family="text">
      <style:text-properties fo:font-variant="normal" fo:text-transform="none" fo:color="#0086b3" loext:opacity="100%" style:font-name="SFMono-Regular" fo:font-size="12pt" fo:letter-spacing="normal" fo:font-style="normal" fo:font-weight="normal" officeooo:rsid="001ba929" style:font-size-asian="10.5pt" style:font-weight-asian="normal" style:font-size-complex="12pt" style:font-weight-complex="normal"/>
    </style:style>
    <style:style style:name="T11" style:family="text">
      <style:text-properties fo:font-variant="normal" fo:text-transform="none" fo:color="#0086b3" loext:opacity="100%" style:font-name="SFMono-Regular" fo:font-size="9.75pt" fo:letter-spacing="normal" fo:font-style="normal" fo:font-weight="normal" officeooo:rsid="001ba929" style:font-size-asian="10.5pt" style:font-weight-asian="normal" style:font-size-complex="12pt" style:font-weight-complex="normal"/>
    </style:style>
    <style:style style:name="T12" style:family="text">
      <style:text-properties fo:font-variant="normal" fo:text-transform="none" fo:color="#999988" loext:opacity="100%" style:font-name="SFMono-Regular" fo:font-size="9.75pt" fo:letter-spacing="normal" fo:font-style="italic" fo:font-weight="normal" officeooo:rsid="001ba929" style:font-size-asian="10.5pt" style:font-weight-asian="normal" style:font-size-complex="12pt" style:font-weight-complex="normal"/>
    </style:style>
    <style:style style:name="T13" style:family="text">
      <style:text-properties fo:font-variant="normal" fo:text-transform="none" fo:color="#009999" loext:opacity="100%" style:font-name="SFMono-Regular" fo:font-size="9.75pt" fo:letter-spacing="normal" fo:font-style="normal" fo:font-weight="normal" officeooo:rsid="001ba929" style:font-size-asian="10.5pt" style:font-weight-asian="normal" style:font-size-complex="12pt" style:font-weight-complex="normal"/>
    </style:style>
    <style:style style:name="T14" style:family="text">
      <style:text-properties fo:font-variant="normal" fo:text-transform="none" fo:color="#d01040" loext:opacity="100%" style:font-name="SFMono-Regular" fo:font-size="12pt" fo:letter-spacing="normal" fo:font-style="normal" fo:font-weight="normal" officeooo:rsid="001ba929" style:font-size-asian="10.5pt" style:font-weight-asian="normal" style:font-size-complex="12pt" style:font-weight-complex="normal"/>
    </style:style>
    <style:style style:name="T15" style:family="text">
      <style:text-properties fo:font-variant="normal" fo:text-transform="none" fo:color="#d01040" loext:opacity="100%" style:font-name="SFMono-Regular" fo:letter-spacing="normal" fo:font-style="normal" fo:font-weight="normal"/>
    </style:style>
    <style:style style:name="T16" style:family="text">
      <style:text-properties fo:font-variant="normal" fo:text-transform="none" fo:color="#000080" loext:opacity="100%" style:font-name="SFMono-Regular" fo:letter-spacing="normal" fo:font-style="normal" fo:font-weight="normal"/>
    </style:style>
    <style:style style:name="T17" style:family="text">
      <style:text-properties fo:font-variant="normal" fo:text-transform="none" fo:color="#008080" loext:opacity="100%" style:font-name="SFMono-Regular" fo:letter-spacing="normal" fo:font-style="normal" fo:font-weight="normal"/>
    </style:style>
    <style:style style:name="T18" style:family="text">
      <style:text-properties fo:font-weight="normal" officeooo:rsid="00186f74" style:font-weight-asian="normal" style:font-weight-complex="normal"/>
    </style:style>
    <style:style style:name="T19" style:family="text">
      <style:text-properties fo:font-size="12pt" fo:font-weight="normal" officeooo:rsid="00186f74" style:font-size-asian="10.5pt" style:font-weight-asian="normal" style:font-size-complex="12pt" style:font-weight-complex="normal"/>
    </style:style>
    <style:style style:name="T20" style:family="text">
      <style:text-properties fo:color="#000080" loext:opacity="100%"/>
    </style:style>
    <style:style style:name="T21" style:family="text">
      <style:text-properties fo:color="#000080" loext:opacity="100%" style:font-name="SFMono-Regular"/>
    </style:style>
    <style:style style:name="T22" style:family="text">
      <style:text-properties fo:color="#000080" loext:opacity="100%" style:font-name="SFMono-Regular" fo:font-style="normal" fo:font-weight="normal"/>
    </style:style>
    <style:style style:name="T23" style:family="text">
      <style:text-properties fo:color="#008080" loext:opacity="100%"/>
    </style:style>
    <style:style style:name="T24" style:family="text">
      <style:text-properties fo:color="#008080" loext:opacity="100%" style:font-name="SFMono-Regular"/>
    </style:style>
    <style:style style:name="T25" style:family="text">
      <style:text-properties fo:color="#008080" loext:opacity="100%" style:font-name="SFMono-Regular" fo:font-style="normal" fo:font-weight="normal"/>
    </style:style>
    <style:style style:name="T26" style:family="text">
      <style:text-properties fo:color="#d01040" loext:opacity="100%"/>
    </style:style>
    <style:style style:name="T27" style:family="text">
      <style:text-properties fo:color="#d01040" loext:opacity="100%" style:font-name="SFMono-Regular"/>
    </style:style>
    <style:style style:name="T28" style:family="text">
      <style:text-properties fo:color="#d01040" loext:opacity="100%" style:font-name="SFMono-Regular" fo:font-style="normal" fo:font-weight="normal"/>
    </style:style>
    <style:style style:name="T29" style:family="text">
      <style:text-properties style:font-name="SFMono-Regular"/>
    </style:style>
    <style:style style:name="T30" style:family="text">
      <style:text-properties style:font-name="SFMono-Regular" fo:font-style="normal" fo:font-weight="normal"/>
    </style:style>
    <style:style style:name="T31" style:family="text">
      <style:text-properties officeooo:rsid="001ba929"/>
    </style:style>
    <style:style style:name="T32" style:family="text">
      <style:text-properties fo:color="#000000" loext:opacity="100%" fo:font-weight="bold"/>
    </style:style>
    <style:style style:name="T33" style:family="text">
      <style:text-properties fo:color="#000000" loext:opacity="100%" style:font-name="SFMono-Regular" fo:font-style="normal" fo:font-weight="bold"/>
    </style:style>
    <style:style style:name="T34" style:family="text">
      <style:text-properties fo:color="#000000" loext:opacity="100%" style:font-name="SFMono-Regular" fo:font-weight="bold"/>
    </style:style>
    <style:style style:name="T35" style:family="text">
      <style:text-properties fo:color="#0086b3" loext:opacity="100%"/>
    </style:style>
    <style:style style:name="T36" style:family="text">
      <style:text-properties fo:color="#0086b3" loext:opacity="100%" style:font-name="SFMono-Regular"/>
    </style:style>
    <style:style style:name="T37" style:family="text">
      <style:text-properties fo:color="#0086b3" loext:opacity="100%" style:font-name="SFMono-Regular" fo:font-style="normal" fo:font-weight="normal"/>
    </style:style>
    <style:style style:name="T38" style:family="text">
      <style:text-properties fo:color="#999988" loext:opacity="100%" style:font-name="SFMono-Regular" fo:font-style="italic"/>
    </style:style>
    <style:style style:name="T39" style:family="text">
      <style:text-properties fo:color="#009999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.<text:bookmark text:name="formas-de-selección-del-objeto-form-con-javascript"/><text:span text:style-name="T1">Formas de selección del objeto form con JavaScript</text:span></text:h>
      <text:p text:style-name="P17"><text:span text:style-name="Strong_20_Emphasis"><text:span text:style-name="T5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"><text:span text:style-name="T20">&lt;div</text:span> <text:s/><text:span text:style-name="T23">id=</text:span><text:span text:style-name="T26">"menulateral"</text:span><text:span text:style-name="T20">&gt;</text:span></text:p>
            <text:p text:style-name="P2"><text:s text:c="2"/><text:span text:style-name="T21">&lt;form</text:span><text:span text:style-name="T29"> <text:s/></text:span><text:span text:style-name="T24">id=</text:span><text:span text:style-name="T27">"contactar"</text:span><text:span text:style-name="T29"> </text:span><text:span text:style-name="T24">name=</text:span><text:span text:style-name="T27">"contactar"</text:span><text:span text:style-name="T29"> </text:span><text:span text:style-name="T24">action=</text:span><text:span text:style-name="T27">"..."</text:span><text:span text:style-name="T21">&gt;</text:span><text:span text:style-name="T29">...</text:span><text:span text:style-name="T21">&lt;/form&gt;</text:span></text:p>
            <text:p text:style-name="P3">&lt;/div&gt;</text:p>
          </table:table-cell>
        </table:table-row>
      </table:table>
      <text:p text:style-name="P18"><text:span text:style-name="Strong_20_Emphasis"><text:span text:style-name="T6">Métodos para seleccionar el objeto form:</text:span></text:span></text:p>
      <text:p text:style-name="P18"><text:span text:style-name="Strong_20_Emphasis"><text:span text:style-name="T6">Método getElementById( ) permite accede al objeto.</text:span></text:span></text:p>
      <text:p text:style-name="P18"><text:span text:style-name="Strong_20_Emphasis"><text:span text:style-name="T6"/></text:span></text:p>
      <text:p text:style-name="P6"><text:span text:style-name="Strong_20_Emphasis"><text:span text:style-name="T3">let</text:span></text:span><text:span text:style-name="Strong_20_Emphasis"><text:span text:style-name="T7"> formulario </text:span></text:span><text:span text:style-name="Strong_20_Emphasis"><text:span text:style-name="T3">=</text:span></text:span><text:span text:style-name="Strong_20_Emphasis"><text:span text:style-name="T7"> </text:span></text:span><text:span text:style-name="Strong_20_Emphasis"><text:span text:style-name="T10">document</text:span></text:span><text:span text:style-name="Strong_20_Emphasis"><text:span text:style-name="T7">.getElementById("</text:span></text:span><text:span text:style-name="Strong_20_Emphasis"><text:span text:style-name="T14">contactar</text:span></text:span><text:span text:style-name="Strong_20_Emphasis"><text:span text:style-name="T7">");</text:span></text:span></text:p>
      <text:p text:style-name="P6"><text:span text:style-name="Strong_20_Emphasis"><text:span text:style-name="T6"/></text:span></text:p>
      <text:p text:style-name="P18"><text:span text:style-name="Strong_20_Emphasis"><text:span text:style-name="T6">Método getElementByTagName( ) permite acceder mediante la etiqueta HTML</text:span></text:span></text:p>
      <text:p text:style-name="P18"><text:span text:style-name="Strong_20_Emphasis"><text:span text:style-name="T6"/></text:span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"><text:span text:style-name="T32">let</text:span> primerFormulario <text:span text:style-name="T32">=</text:span> <text:span text:style-name="T35">document</text:span>.getElementsByTagName("<text:span text:style-name="T26">form</text:span>")[<text:span text:style-name="T39">0</text:span>] ;</text:p>
          </table:table-cell>
        </table:table-row>
      </table:table>
      <text:p text:style-name="Text_20_body"><text:span text:style-name="Strong_20_Emphasis"><text:span text:style-name="T6"/></text:span></text:p>
      <text:p text:style-name="P18"><text:span text:style-name="Strong_20_Emphasis"><text:span text:style-name="T6">Mediante la colección forms[ ], es un array que tiene la referencia a los formularios</text:span></text:span></text:p>
      <text:p text:style-name="P18"><text:span text:style-name="Strong_20_Emphasis"><text:span text:style-name="T6"/></text:span></text:p>
      <text:p text:style-name="P18"><text:span text:style-name="Strong_20_Emphasis"><text:span text:style-name="T4">let</text:span></text:span><text:span text:style-name="Strong_20_Emphasis"><text:span text:style-name="T7"> </text:span></text:span><text:span text:style-name="Strong_20_Emphasis"><text:span text:style-name="T8">formularios</text:span></text:span><text:span text:style-name="Strong_20_Emphasis"><text:span text:style-name="T7"> </text:span></text:span><text:span text:style-name="Strong_20_Emphasis"><text:span text:style-name="T4">=</text:span></text:span><text:span text:style-name="Strong_20_Emphasis"><text:span text:style-name="T7"> </text:span></text:span><text:span text:style-name="Strong_20_Emphasis"><text:span text:style-name="T11">document</text:span></text:span><text:span text:style-name="Strong_20_Emphasis"><text:span text:style-name="T8">.forms;</text:span></text:span><text:span text:style-name="Strong_20_Emphasis"><text:span text:style-name="T7"> </text:span></text:span><text:span text:style-name="Strong_20_Emphasis"><text:span text:style-name="T12">// la referencia a todos los formularios del documento</text:span></text:span><text:span text:style-name="Strong_20_Emphasis"><text:span text:style-name="T7"> </text:span></text:span></text:p>
      <text:p text:style-name="P18"><text:span text:style-name="Strong_20_Emphasis"><text:span text:style-name="T4">let</text:span></text:span><text:span text:style-name="Strong_20_Emphasis"><text:span text:style-name="T7"> </text:span></text:span><text:span text:style-name="Strong_20_Emphasis"><text:span text:style-name="T8">miFormulario</text:span></text:span><text:span text:style-name="Strong_20_Emphasis"><text:span text:style-name="T7"> </text:span></text:span><text:span text:style-name="Strong_20_Emphasis"><text:span text:style-name="T4">=</text:span></text:span><text:span text:style-name="Strong_20_Emphasis"><text:span text:style-name="T7"> </text:span></text:span><text:span text:style-name="Strong_20_Emphasis"><text:span text:style-name="T8">formularios[</text:span></text:span><text:span text:style-name="Strong_20_Emphasis"><text:span text:style-name="T13">0</text:span></text:span><text:span text:style-name="Strong_20_Emphasis"><text:span text:style-name="T8">];</text:span></text:span><text:span text:style-name="Strong_20_Emphasis"><text:span text:style-name="T7"> </text:span></text:span><text:span text:style-name="Strong_20_Emphasis"><text:span text:style-name="T12">// primer formulario del documento</text:span></text:span><text:span text:style-name="Strong_20_Emphasis"><text:span text:style-name="T7"> </text:span></text:span></text:p>
      <text:p text:style-name="P18"><text:span text:style-name="Strong_20_Emphasis"><text:span text:style-name="T6"/></text:span></text:p>
      <text:h text:style-name="Heading_20_2" text:outline-level="2"><text:span text:style-name="Strong_20_Emphasis"><text:span text:style-name="T6">3.</text:span></text:span><text:bookmark text:name="formas-de-seleccionar-los-hijos-de-form-con-javascript"/><text:span text:style-name="Strong_20_Emphasis"><text:span text:style-name="T2">Formas de seleccionar los hijos de form con JavaScript</text:span></text:span></text:h>
      <text:p text:style-name="Text_20_body"><text:span text:style-name="T31">Todas estas son válidas:</text:span></text:p>
      <text:p text:style-name="P9"><text:span text:style-name="T35">document</text:span>.getElementById("<text:span text:style-name="T26">entrada</text:span>");</text:p>
      <text:p text:style-name="P8"><text:span text:style-name="T35">document</text:span>.formularioBusqueda.cEntrada;</text:p>
      <text:p text:style-name="P8"><text:span text:style-name="T35">document</text:span>.formularioBusqueda.elements[<text:span text:style-name="T39">0</text:span>];</text:p>
      <text:p text:style-name="P8"><text:span text:style-name="T35">document</text:span>.forms["<text:span text:style-name="T26">formularioBusqueda</text:span>"].elements["<text:span text:style-name="T26">cEntrada</text:span>"];</text:p>
      <text:p text:style-name="P8"><text:span text:style-name="T35">document</text:span>.forms["<text:span text:style-name="T26">formularioBusqueda</text:span>"].cEntrada;</text:p>
      <text:p text:style-name="P15"><text:span text:style-name="T16">&lt;form</text:span><text:span text:style-name="T9"> <text:s/></text:span><text:span text:style-name="T17">id=</text:span><text:span text:style-name="T15">"formularioBusqueda"</text:span><text:span text:style-name="T9"> <text:s/></text:span><text:span text:style-name="T17">action=</text:span><text:span text:style-name="T15">"cgi-bin/buscar.pl"</text:span><text:span text:style-name="T16">&gt;</text:span></text:p>
      <text:p text:style-name="P11"><text:s text:c="2"/><text:span text:style-name="T22">&lt;p&gt;</text:span></text:p>
      <text:p text:style-name="P11"><text:s text:c="4"/><text:span text:style-name="T22">&lt;input</text:span><text:span text:style-name="T30"> </text:span><text:span text:style-name="T25">type=</text:span><text:span text:style-name="T28">"text"</text:span><text:span text:style-name="T30"> <text:s/></text:span><text:span text:style-name="T25">id=</text:span><text:span text:style-name="T28">"entrada"</text:span><text:span text:style-name="T30"> <text:s/></text:span><text:span text:style-name="T25">name=</text:span><text:span text:style-name="T28">"cEntrada"</text:span><text:span text:style-name="T22">&gt;</text:span></text:p>
      <text:p text:style-name="P11"><text:s text:c="4"/><text:span text:style-name="T22">&lt;input</text:span><text:span text:style-name="T30"> </text:span><text:span text:style-name="T25">type=</text:span><text:span text:style-name="T28">"submit"</text:span><text:span text:style-name="T30"> <text:s/></text:span><text:span text:style-name="T25">id=</text:span><text:span text:style-name="T28">"enviar"</text:span><text:span text:style-name="T30"> <text:s/></text:span><text:span text:style-name="T25">name=</text:span><text:span text:style-name="T28">"enviar"</text:span><text:span text:style-name="T30"> <text:s/></text:span><text:span text:style-name="T25">value=</text:span><text:span text:style-name="T28">"Buscar..."</text:span><text:span text:style-name="T22">&gt;</text:span></text:p>
      <text:p text:style-name="P11"><text:s text:c="2"/><text:span text:style-name="T22">&lt;/p&gt;</text:span></text:p>
      <text:p text:style-name="P13">&lt;/form&gt;</text:p>
      <text:p text:style-name="P18"/>
      <text:h text:style-name="Heading_20_2" text:outline-level="2"><text:soft-page-break/>4.Enviar formulario JavaScript</text:h>
      <text:p text:style-name="P19">Podemos enviar un formulario utilizando el método submit( ). Es útil para enviar después de hacer alguna operación o validación.</text:p>
      <text:h text:style-name="Heading_20_3" text:outline-level="3">4.1.Ejemplo de envío por JavaScript</text:h>
      <text:p text:style-name="P14">&lt;!DOCTYPE html&gt;</text:p>
      <text:p text:style-name="P8"><text:span text:style-name="T20">&lt;html</text:span> <text:span text:style-name="T23">lang=</text:span><text:span text:style-name="T26">"en"</text:span><text:span text:style-name="T20">&gt;</text:span></text:p>
      <text:p text:style-name="P4"/>
      <text:p text:style-name="P12">&lt;head&gt;</text:p>
      <text:p text:style-name="P10"><text:s text:c="2"/><text:span text:style-name="T22">&lt;meta</text:span><text:span text:style-name="T30"> </text:span><text:span text:style-name="T25">charset=</text:span><text:span text:style-name="T28">"UTF-8"</text:span><text:span text:style-name="T22">&gt;</text:span></text:p>
      <text:p text:style-name="P10"><text:s text:c="2"/><text:span text:style-name="T22">&lt;meta</text:span><text:span text:style-name="T30"> </text:span><text:span text:style-name="T25">name=</text:span><text:span text:style-name="T28">"viewport"</text:span><text:span text:style-name="T30"> </text:span><text:span text:style-name="T25">content=</text:span><text:span text:style-name="T28">"width=device-width, initial-scale=1.0"</text:span><text:span text:style-name="T22">&gt;</text:span></text:p>
      <text:p text:style-name="P10"><text:s text:c="2"/><text:span text:style-name="T22">&lt;title&gt;</text:span><text:span text:style-name="T30">Document</text:span><text:span text:style-name="T22">&lt;/title&gt;</text:span></text:p>
      <text:p text:style-name="P12">&lt;/head&gt;</text:p>
      <text:p text:style-name="P4"/>
      <text:p text:style-name="P12">&lt;body&gt;</text:p>
      <text:p text:style-name="P10"><text:s text:c="2"/><text:span text:style-name="T22">&lt;form</text:span><text:span text:style-name="T30"> </text:span><text:span text:style-name="T25">id=</text:span><text:span text:style-name="T28">"formulario"</text:span><text:span text:style-name="T22">&gt;</text:span></text:p>
      <text:p text:style-name="P10"><text:s text:c="4"/><text:span text:style-name="T22">&lt;input</text:span><text:span text:style-name="T30"> </text:span><text:span text:style-name="T25">type=</text:span><text:span text:style-name="T28">"text"</text:span><text:span text:style-name="T30"> </text:span><text:span text:style-name="T25">name=</text:span><text:span text:style-name="T28">"tuberculo"</text:span><text:span text:style-name="T30"> </text:span><text:span text:style-name="T25">value=</text:span><text:span text:style-name="T28">"patata"</text:span><text:span text:style-name="T22">&gt;</text:span></text:p>
      <text:p text:style-name="P10"><text:s text:c="4"/><text:span text:style-name="T22">&lt;button</text:span><text:span text:style-name="T30"> </text:span><text:span text:style-name="T25">onclick=</text:span><text:span text:style-name="T28">"enviarFormulario()"</text:span><text:span text:style-name="T30"> </text:span><text:span text:style-name="T25">id=</text:span><text:span text:style-name="T28">"buttonSubmit"</text:span><text:span text:style-name="T22">&gt;</text:span><text:span text:style-name="T30">Enviar</text:span><text:span text:style-name="T22">&lt;/button&gt;</text:span></text:p>
      <text:p text:style-name="P10"><text:s text:c="2"/><text:span text:style-name="T22">&lt;/form&gt;</text:span></text:p>
      <text:p text:style-name="P10"><text:s text:c="2"/><text:span text:style-name="T22">&lt;script </text:span><text:span text:style-name="T25">src=</text:span><text:span text:style-name="T28">"script.js"</text:span><text:span text:style-name="T22">&gt;&lt;/script&gt;</text:span></text:p>
      <text:p text:style-name="P12">&lt;/body&gt;</text:p>
      <text:p text:style-name="P4"/>
      <text:p text:style-name="P12">&lt;/html&gt;</text:p>
      <text:p text:style-name="P7"><text:span text:style-name="T32">function</text:span> enviarFormulario() {</text:p>
      <text:p text:style-name="P10"><text:s text:c="2"/><text:span text:style-name="T33">let</text:span><text:span text:style-name="T30"> formulario </text:span><text:span text:style-name="T33">=</text:span><text:span text:style-name="T30"> </text:span><text:span text:style-name="T37">document</text:span><text:span text:style-name="T30">.getElementById("</text:span><text:span text:style-name="T28">formulario</text:span><text:span text:style-name="T30">");</text:span></text:p>
      <text:p text:style-name="P10"><text:s text:c="2"/><text:span text:style-name="T30">formulario.submit();</text:span></text:p>
      <text:p text:style-name="P8">}</text:p>
      <text:p text:style-name="P19">Para coger datos: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"><text:span text:style-name="T35">document</text:span>.querySelector("<text:span text:style-name="T26">#buttonSubmit</text:span>").addEventListener("<text:span text:style-name="T26">click</text:span>", (event) <text:span text:style-name="T32">=&gt;</text:span> {</text:p>
            <text:p text:style-name="P2"><text:s text:c="2"/><text:span text:style-name="T29">event.preventDefault();</text:span></text:p>
            <text:p text:style-name="P5"/>
            <text:p text:style-name="P2"><text:s text:c="2"/><text:span text:style-name="T34">const</text:span><text:span text:style-name="T29"> formulario </text:span><text:span text:style-name="T34">=</text:span><text:span text:style-name="T29"> </text:span><text:span text:style-name="T36">document</text:span><text:span text:style-name="T29">.getElementById("</text:span><text:span text:style-name="T27">formulario</text:span><text:span text:style-name="T29">");</text:span></text:p>
            <text:p text:style-name="P2"><text:s text:c="2"/><text:span text:style-name="T34">const</text:span><text:span text:style-name="T29"> formData </text:span><text:span text:style-name="T34">=</text:span><text:span text:style-name="T29"> </text:span><text:span text:style-name="T34">new</text:span><text:span text:style-name="T29"> FormData(formulario)</text:span></text:p>
            <text:p text:style-name="P1">});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" svg:font-family="Lato, 'Microsoft Yahei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03T09:22:52.726221351</dc:date>
    <meta:editing-duration>PT1H39M46S</meta:editing-duration>
    <meta:editing-cycles>3</meta:editing-cycles>
    <meta:generator>LibreOffice/7.4.7.2$Linux_X86_64 LibreOffice_project/40$Build-2</meta:generator>
    <meta:document-statistic meta:table-count="3" meta:image-count="0" meta:object-count="0" meta:page-count="2" meta:paragraph-count="53" meta:word-count="199" meta:character-count="2077" meta:non-whitespace-character-count="1876"/>
  </office:meta>
</office:document-meta>
</file>